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switch option][#case '1']</text:text-input></text:p>
      <text:p text:style-name="Standard">One</text:p>
      <text:p text:style-name="Standard"><text:text-input text:description="jooscript">[#break]</text:text-input></text:p>
      <text:p text:style-name="Standard"><text:text-input text:description="jooscript">[#case '2']</text:text-input></text:p>
      <text:p text:style-name="Standard">Two</text:p>
      <text:p text:style-name="Standard"><text:text-input text:description="jooscript">[#break]</text:text-input></text:p>
      <text:p text:style-name="Standard"><text:text-input text:description="jooscript">[#case '3']</text:text-input></text:p>
      <text:p text:style-name="Standard">Three</text:p>
      <text:p text:style-name="Standard"><text:text-input text:description="jooscript">[#break]</text:text-input></text:p>
      <text:p text:style-name="Standard"><text:text-input text:description="jooscript">[#default]</text:text-input></text:p>
      <text:p text:style-name="Standard">Default</text:p>
      <text:p text:style-name="Standard"><text:text-input text:description="jooscript">[/#switch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05-03T14:23:39</meta:creation-date>
    <dc:date>2009-07-27T21:16:52</dc:date>
    <dc:language>en-US</dc:language>
    <meta:editing-cycles>12</meta:editing-cycles>
    <meta:editing-duration>PT00H58M32S</meta:editing-duration>
    <meta:document-statistic meta:table-count="0" meta:image-count="0" meta:object-count="0" meta:page-count="1" meta:paragraph-count="12" meta:word-count="16" meta:character-count="111"/>
    <meta:user-defined meta:name="Info 1"/>
    <meta:user-defined meta:name="Info 2"/>
    <meta:user-defined meta:name="Info 3"/>
    <meta:user-defined meta:name="Info 4"/>
  </office:meta>
</office:document-meta>
</file>